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4.4">
            <text:p>54,4</text:p>
          </table:table-cell>
          <table:table-cell office:value-type="float" office:value="2.8">
            <text:p>2,8</text:p>
          </table:table-cell>
          <table:table-cell table:formula="of:=[.B3]-[.C3]" office:value-type="float" office:value="51.6">
            <text:p>51,6</text:p>
          </table:table-cell>
          <table:table-cell table:formula="of:=[.D3]/[.$D$12]*100" office:value-type="float" office:value="17.3521202542287">
            <text:p>17,35</text:p>
          </table:table-cell>
          <table:table-cell table:formula="of:=[.D12]-[.D3]" office:value-type="float" office:value="245.77">
            <text:p>245,77</text:p>
          </table:table-cell>
          <table:table-cell table:formula="of:=[.F3]/[.$D$12]*100" office:value-type="float" office:value="82.6478797457713">
            <text:p>82,65</text:p>
          </table:table-cell>
          <table:table-cell/>
          <table:table-cell office:value-type="float" office:value="355">
            <text:p>355</text:p>
          </table:table-cell>
          <table:table-cell table:formula="of:=[.G3]" office:value-type="float" office:value="82.6478797457713">
            <text:p>82,65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41.7">
            <text:p>41,7</text:p>
          </table:table-cell>
          <table:table-cell office:value-type="float" office:value="2.7">
            <text:p>2,7</text:p>
          </table:table-cell>
          <table:table-cell table:formula="of:=[.B4]-[.C4]" office:value-type="float" office:value="39">
            <text:p>39</text:p>
          </table:table-cell>
          <table:table-cell table:formula="of:=[.D4]/[.$D$12]*100" office:value-type="float" office:value="13.1149746107543">
            <text:p>13,11</text:p>
          </table:table-cell>
          <table:table-cell table:formula="of:=[.F3]-[.D4]" office:value-type="float" office:value="206.77">
            <text:p>206,77</text:p>
          </table:table-cell>
          <table:table-cell table:formula="of:=[.F4]/[.$D$12]*100" office:value-type="float" office:value="69.532905135017">
            <text:p>69,53</text:p>
          </table:table-cell>
          <table:table-cell/>
          <table:table-cell office:value-type="float" office:value="300">
            <text:p>300</text:p>
          </table:table-cell>
          <table:table-cell table:formula="of:=[.G4]" office:value-type="float" office:value="69.532905135017">
            <text:p>69,53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  <table:table-cell office:value-type="float" office:value="2.7">
            <text:p>2,7</text:p>
          </table:table-cell>
          <table:table-cell table:formula="of:=[.B5]-[.C5]" office:value-type="float" office:value="57.3">
            <text:p>57,3</text:p>
          </table:table-cell>
          <table:table-cell table:formula="of:=[.D5]/[.$D$12]*100" office:value-type="float" office:value="19.2689242358005">
            <text:p>19,27</text:p>
          </table:table-cell>
          <table:table-cell table:formula="of:=[.F4]-[.D5]" office:value-type="float" office:value="149.47">
            <text:p>149,47</text:p>
          </table:table-cell>
          <table:table-cell table:formula="of:=[.F5]/[.$D$12]*100" office:value-type="float" office:value="50.2639808992165">
            <text:p>50,26</text:p>
          </table:table-cell>
          <table:table-cell/>
          <table:table-cell office:value-type="float" office:value="250">
            <text:p>250</text:p>
          </table:table-cell>
          <table:table-cell table:formula="of:=[.G5]" office:value-type="float" office:value="50.2639808992165">
            <text:p>50,26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8.7">
            <text:p>38,7</text:p>
          </table:table-cell>
          <table:table-cell office:value-type="float" office:value="2.7">
            <text:p>2,7</text:p>
          </table:table-cell>
          <table:table-cell table:formula="of:=[.B6]-[.C6]" office:value-type="float" office:value="36">
            <text:p>36</text:p>
          </table:table-cell>
          <table:table-cell table:formula="of:=[.D6]/[.$D$12]*100" office:value-type="float" office:value="12.106130409927">
            <text:p>12,11</text:p>
          </table:table-cell>
          <table:table-cell table:formula="of:=[.F5]-[.D6]" office:value-type="float" office:value="113.47">
            <text:p>113,47</text:p>
          </table:table-cell>
          <table:table-cell table:formula="of:=[.F6]/[.$D$12]*100" office:value-type="float" office:value="38.1578504892895">
            <text:p>38,16</text:p>
          </table:table-cell>
          <table:table-cell/>
          <table:table-cell office:value-type="float" office:value="212">
            <text:p>212</text:p>
          </table:table-cell>
          <table:table-cell table:formula="of:=[.G6]" office:value-type="float" office:value="38.1578504892895">
            <text:p>38,16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8.2">
            <text:p>58,2</text:p>
          </table:table-cell>
          <table:table-cell office:value-type="float" office:value="2.9">
            <text:p>2,9</text:p>
          </table:table-cell>
          <table:table-cell table:formula="of:=[.B7]-[.C7]" office:value-type="float" office:value="55.3">
            <text:p>55,3</text:p>
          </table:table-cell>
          <table:table-cell table:formula="of:=[.D7]/[.$D$12]*100" office:value-type="float" office:value="18.596361435249">
            <text:p>18,6</text:p>
          </table:table-cell>
          <table:table-cell table:formula="of:=[.F6]-[.D7]" office:value-type="float" office:value="58.1700000000001">
            <text:p>58,17</text:p>
          </table:table-cell>
          <table:table-cell table:formula="of:=[.F7]/[.$D$12]*100" office:value-type="float" office:value="19.5614890540404">
            <text:p>19,56</text:p>
          </table:table-cell>
          <table:table-cell/>
          <table:table-cell office:value-type="float" office:value="150">
            <text:p>150</text:p>
          </table:table-cell>
          <table:table-cell table:formula="of:=[.G7]" office:value-type="float" office:value="19.5614890540404">
            <text:p>19,5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.6">
            <text:p>26,6</text:p>
          </table:table-cell>
          <table:table-cell office:value-type="float" office:value="2.7">
            <text:p>2,7</text:p>
          </table:table-cell>
          <table:table-cell table:formula="of:=[.B8]-[.C8]" office:value-type="float" office:value="23.9">
            <text:p>23,9</text:p>
          </table:table-cell>
          <table:table-cell table:formula="of:=[.D8]/[.$D$12]*100" office:value-type="float" office:value="8.03712546659044">
            <text:p>8,04</text:p>
          </table:table-cell>
          <table:table-cell table:formula="of:=[.F7]-[.D8]" office:value-type="float" office:value="34.2700000000001">
            <text:p>34,27</text:p>
          </table:table-cell>
          <table:table-cell table:formula="of:=[.F8]/[.$D$12]*100" office:value-type="float" office:value="11.52436358745">
            <text:p>11,52</text:p>
          </table:table-cell>
          <table:table-cell/>
          <table:table-cell office:value-type="float" office:value="100">
            <text:p>100</text:p>
          </table:table-cell>
          <table:table-cell table:formula="of:=[.G8]" office:value-type="float" office:value="11.52436358745">
            <text:p>11,52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.1">
            <text:p>7,1</text:p>
          </table:table-cell>
          <table:table-cell office:value-type="float" office:value="2.75">
            <text:p>2,75</text:p>
          </table:table-cell>
          <table:table-cell table:formula="of:=[.B9]-[.C9]" office:value-type="float" office:value="4.35">
            <text:p>4,35</text:p>
          </table:table-cell>
          <table:table-cell table:formula="of:=[.D9]/[.$D$12]*100" office:value-type="float" office:value="1.46282409119952">
            <text:p>1,46</text:p>
          </table:table-cell>
          <table:table-cell table:formula="of:=[.F8]-[.D9]" office:value-type="float" office:value="29.9200000000001">
            <text:p>29,92</text:p>
          </table:table-cell>
          <table:table-cell table:formula="of:=[.F9]/[.$D$12]*100" office:value-type="float" office:value="10.0615394962505">
            <text:p>10,06</text:p>
          </table:table-cell>
          <table:table-cell/>
          <table:table-cell office:value-type="float" office:value="80">
            <text:p>80</text:p>
          </table:table-cell>
          <table:table-cell table:formula="of:=[.G9]" office:value-type="float" office:value="10.0615394962505">
            <text:p>10,06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2.73">
            <text:p>2,73</text:p>
          </table:table-cell>
          <table:table-cell table:formula="of:=[.B10]-[.C10]" office:value-type="float" office:value="6.27">
            <text:p>6,27</text:p>
          </table:table-cell>
          <table:table-cell table:formula="of:=[.D10]/[.$D$12]*100" office:value-type="float" office:value="2.10848437972896">
            <text:p>2,11</text:p>
          </table:table-cell>
          <table:table-cell table:formula="of:=[.F9]-[.D10]" office:value-type="float" office:value="23.6500000000001">
            <text:p>23,65</text:p>
          </table:table-cell>
          <table:table-cell table:formula="of:=[.F10]/[.$D$12]*100" office:value-type="float" office:value="7.95305511652153">
            <text:p>7,95</text:p>
          </table:table-cell>
          <table:table-cell/>
          <table:table-cell office:value-type="float" office:value="63">
            <text:p>63</text:p>
          </table:table-cell>
          <table:table-cell table:formula="of:=[.G10]" office:value-type="float" office:value="7.95305511652153">
            <text:p>7,95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26.4">
            <text:p>26,4</text:p>
          </table:table-cell>
          <table:table-cell office:value-type="float" office:value="2.75">
            <text:p>2,75</text:p>
          </table:table-cell>
          <table:table-cell table:formula="of:=[.B11]-[.C11]" office:value-type="float" office:value="23.65">
            <text:p>23,65</text:p>
          </table:table-cell>
          <table:table-cell table:formula="of:=[.D11]/[.$D$12]*100" office:value-type="float" office:value="7.9530551165215">
            <text:p>7,95</text:p>
          </table:table-cell>
          <table:table-cell table:formula="of:=[.F10]-[.D11]" office:value-type="float" office:value="0">
            <text:p>0</text:p>
          </table:table-cell>
          <table:table-cell table:formula="of:=[.F11]/[.$D$12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1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2" table:end-x="1.563cm" table:end-y="0.399cm" draw:z-index="0" draw:style-name="gr1" draw:text-style-name="P1" svg:width="23.194cm" svg:height="9.006cm" svg:x="0.95cm" svg:y="0.425cm">
              <draw:object draw:notify-on-update-of-ranges="Sheet1.A3:Sheet1.A10 Sheet1.J1:Sheet1.J2 Sheet1.G3:Sheet1.G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1])" office:value-type="float" office:value="297.37">
            <text:p>297,37</text:p>
          </table:table-cell>
          <table:table-cell table:formula="of:=SUM([.E3:.E1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7" office:value-type="string">
            <text:p>Carbonati Apuani Gr 03 S DOVAL comp310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table:style-name="ce5" office:value-type="float" office:value="355">
            <text:p>355</text:p>
          </table:table-cell>
          <table:table-cell table:style-name="ce5" office:value-type="float" office:value="82.6478797457713">
            <text:p>82,65</text:p>
          </table:table-cell>
          <table:table-cell table:number-columns-repeated="5"/>
        </table:table-row>
        <table:table-row table:style-name="ro1">
          <table:table-cell table:style-name="ce6" office:value-type="float" office:value="300">
            <text:p>300</text:p>
          </table:table-cell>
          <table:table-cell table:style-name="ce6" office:value-type="float" office:value="69.532905135017">
            <text:p>69,53</text:p>
          </table:table-cell>
          <table:table-cell table:number-columns-repeated="5"/>
        </table:table-row>
        <table:table-row table:style-name="ro1">
          <table:table-cell table:style-name="ce5" office:value-type="float" office:value="250">
            <text:p>250</text:p>
          </table:table-cell>
          <table:table-cell table:style-name="ce5" office:value-type="float" office:value="50.2639808992165">
            <text:p>50,26</text:p>
          </table:table-cell>
          <table:table-cell table:number-columns-repeated="5"/>
        </table:table-row>
        <table:table-row table:style-name="ro1">
          <table:table-cell table:style-name="ce6" office:value-type="float" office:value="212">
            <text:p>212</text:p>
          </table:table-cell>
          <table:table-cell table:style-name="ce6" office:value-type="float" office:value="38.1578504892895">
            <text:p>38,16</text:p>
          </table:table-cell>
          <table:table-cell table:number-columns-repeated="5"/>
        </table:table-row>
        <table:table-row table:style-name="ro1">
          <table:table-cell table:style-name="ce5" office:value-type="float" office:value="150">
            <text:p>150</text:p>
          </table:table-cell>
          <table:table-cell table:style-name="ce5" office:value-type="float" office:value="19.5614890540404">
            <text:p>19,56</text:p>
          </table:table-cell>
          <table:table-cell table:number-columns-repeated="5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6" office:value-type="float" office:value="11.52436358745">
            <text:p>11,52</text:p>
          </table:table-cell>
          <table:table-cell table:number-columns-repeated="5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5" office:value-type="float" office:value="10.0615394962505">
            <text:p>10,06</text:p>
          </table:table-cell>
          <table:table-cell table:number-columns-repeated="5"/>
        </table:table-row>
        <table:table-row table:style-name="ro1">
          <table:table-cell table:style-name="ce6" office:value-type="float" office:value="63">
            <text:p>63</text:p>
          </table:table-cell>
          <table:table-cell table:style-name="ce6" office:value-type="float" office:value="7.95305511652153">
            <text:p>7,9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>
            <draw:frame table:end-cell-address="Sheet2.G33" table:end-x="2.14cm" table:end-y="0.009cm" draw:z-index="0" draw:style-name="gr1" draw:text-style-name="P1" svg:width="15.198cm" svg:height="9.02cm" svg:x="0.167cm" svg:y="0.022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0.30.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8M42S</meta:editing-duration>
    <meta:editing-cycles>10</meta:editing-cycles>
    <meta:generator>OpenOffice/4.0.1$Win32 OpenOffice.org_project/401m5$Build-9714</meta:generator>
    <dc:date>2014-12-18T10:30:45.22</dc:date>
    <meta:document-statistic meta:table-count="3" meta:cell-count="118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99cm" svg:height="9.021cm" xlink:href="." xlink:type="simple" chart:class="chart:scatter" chart:style-name="ch1">
        <chart:plot-area chart:style-name="ch2" chart:data-source-has-labels="both" svg:x="0.587cm" svg:y="1.069cm" svg:width="13.95cm" svg:height="6.973cm">
          <chartooo:coordinate-region svg:x="1.208cm" svg:y="1.281cm" svg:width="12.957cm" svg:height="6.088cm"/>
          <chart:axis chart:dimension="x" chart:name="primary-x" chart:style-name="ch3" chartooo:axis-type="auto">
            <chart:title svg:x="6.446cm" svg:y="8.223cm" chart:style-name="ch4">
              <text:p>Diametro (µm)</text:p>
            </chart:title>
            <chart:categories table:cell-range-address="local-table.$A$2:.$A$9"/>
            <chart:grid chart:style-name="ch5" chart:class="minor"/>
          </chart:axis>
          <chart:axis chart:dimension="y" chart:name="primary-y" chart:style-name="ch6">
            <chart:title svg:x="0.001cm" svg:y="5.604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</table:table-cell>
              <table:table-cell office:value-type="float" office:value="82.6478797457713">
                <text:p>82.64787974577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69.532905135017">
                <text:p>69.532905135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0.2639808992165">
                <text:p>50.2639808992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38.1578504892895">
                <text:p>38.157850489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9.5614890540404">
                <text:p>19.5614890540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.52436358745">
                <text:p>11.52436358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0.0615394962505">
                <text:p>10.0615394962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7.95305511652153">
                <text:p>7.95305511652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0 Sheet1.J1:Sheet1.J2 Sheet1.G3:Sheet1.G10" chart:data-source-has-labels="row" svg:x="1.501cm" svg:y="0.855cm" svg:width="17.334cm" svg:height="6.964cm">
          <chartooo:coordinate-region svg:x="2.122cm" svg:y="1.067cm" svg:width="16.341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0" chart:label-cell-address="Sheet1.J1:Sheet1.J2" chart:class="chart:scatter">
            <chart:domain table:cell-range-address="Sheet1.A3:Sheet1.A10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  <draw:g>
                  <svg:desc>Sheet1.A3:Sheet1.A10</svg:desc>
                </draw:g>
              </table:table-cell>
              <table:table-cell office:value-type="float" office:value="82.6478797457713">
                <text:p>82.6478797457713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69.532905135017">
                <text:p>69.532905135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50.2639808992165">
                <text:p>50.2639808992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38.1578504892895">
                <text:p>38.157850489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19.5614890540404">
                <text:p>19.5614890540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1.52436358745">
                <text:p>11.52436358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0.0615394962505">
                <text:p>10.0615394962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7.95305511652153">
                <text:p>7.953055116521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